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b153"/>
    </style:style>
    <style:style style:name="T1" style:family="text">
      <style:text-properties officeooo:rsid="000bb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sudo apt install default jdk (</text:span><text:a xlink:type="simple" xlink:href="https://pimylifeup.com/raspberry-pi-java/" text:style-name="Internet_20_link" text:visited-style-name="Visited_20_Internet_20_Link">https://pimylifeup.com/raspberry-pi-java/</text:a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4:56:58.378235728</meta:creation-date>
    <dc:date>2020-02-09T15:00:20.797388228</dc:date>
    <meta:editing-duration>PT3M26S</meta:editing-duration>
    <meta:editing-cycles>1</meta:editing-cycles>
    <meta:document-statistic meta:table-count="0" meta:image-count="0" meta:object-count="0" meta:page-count="1" meta:paragraph-count="1" meta:word-count="6" meta:character-count="72" meta:non-whitespace-character-count="67"/>
    <meta:generator>LibreOffice/6.1.5.2$Linux_ARM_EABI LibreOffice_project/10$Build-2</meta:generator>
  </office:meta>
</office:document-meta>
</file>